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16pt" fo:font-style="italic" fo:text-shadow="1pt 1pt" style:font-size-asian="16pt" style:font-style-asian="italic" style:font-size-complex="16pt" style:font-style-complex="italic"/>
    </style:style>
    <style:style style:name="T4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1pt" fo:text-shadow="1pt 1pt" style:font-size-asian="31pt" style:font-size-complex="31pt"/>
    </style:style>
    <style:style style:name="T7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2.774cm" svg:x="1.524cm" svg:y="0.254cm">
          <draw:text-box>
            <text:p text:style-name="P1"><text:span text:style-name="T1">The Holy Gospel</text:span></text:p>
            <text:p text:style-name="P1"><text:span text:style-name="T2">John 2:1-11 </text:span><text:span text:style-name="T3"><text:s/>ES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2" draw:layer="layout" svg:width="25.146cm" svg:height="7.766cm" svg:x="1.524cm" svg:y="0.254cm">
          <draw:text-box>
            <text:p text:style-name="P4"><text:span text:style-name="T4">1</text:span><text:span text:style-name="T5">On the third day there was a wedding at Cana in Galilee, and the mother of Jesus was there. </text:span><text:span text:style-name="T4">2</text:span><text:span text:style-name="T5">Jesus also was invited to the wedding with his </text:span><text:span text:style-name="T6">disciples.</text:span><text:span text:style-name="T5"> </text:span><text:span text:style-name="T4">3</text:span><text:span text:style-name="T5">When the wine ran out, the mother of Jesus said to him, “They have no win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2" draw:layer="layout" svg:width="25.146cm" svg:height="6.263cm" svg:x="1.524cm" svg:y="0.254cm">
          <draw:text-box>
            <text:p text:style-name="P4"><text:span text:style-name="T4">4</text:span><text:span text:style-name="T5">And Jesus said to her, “Woman, what does this have to do with me? My hour has not yet come.” </text:span><text:span text:style-name="T4">5</text:span><text:span text:style-name="T5">His mother said to the servants, “Do whatever he tells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2" draw:layer="layout" svg:width="25.146cm" svg:height="7.766cm" svg:x="1.524cm" svg:y="0.254cm">
          <draw:text-box>
            <text:p text:style-name="P4"><text:span text:style-name="T4">6</text:span><text:span text:style-name="T5">Now there were six stone water jars there for the Jewish rites of purification, each holding twenty or thirty gallons. </text:span><text:span text:style-name="T4">7</text:span><text:span text:style-name="T5">Jesus said to the servants, “Fill the jars with water.” And they filled them up to the br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2" draw:layer="layout" svg:width="25.146cm" svg:height="9.269cm" svg:x="1.524cm" svg:y="0.254cm">
          <draw:text-box>
            <text:p text:style-name="P4"><text:span text:style-name="T4">8</text:span><text:span text:style-name="T5">And he said to them, “Now draw some out and take it to the master of the feast.” So they took it.</text:span><text:span text:style-name="T7"> </text:span><text:span text:style-name="T4">9</text:span><text:span text:style-name="T5">When the master of the feast tasted the water now become wine, and did not know where it came from (though the servants who had drawn the water knew)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2" draw:layer="layout" svg:width="25.146cm" svg:height="6.263cm" svg:x="1.524cm" svg:y="0.254cm">
          <draw:text-box>
            <text:p text:style-name="P4"><text:span text:style-name="T5">the master of the feast called the bridegroom </text:span><text:span text:style-name="T4">10</text:span><text:span text:style-name="T5">and said to him, “Everyone serves the good wine first, and when people have drunk freely, then the poor win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2" draw:layer="layout" svg:width="25.146cm" svg:height="6.263cm" svg:x="1.524cm" svg:y="0.254cm">
          <draw:text-box>
            <text:p text:style-name="P4"><text:span text:style-name="T5">But you have kept the good wine until now.” </text:span></text:p>
            <text:p text:style-name="P4"><text:span text:style-name="T4">11</text:span><text:span text:style-name="T5">This, the first of his signs, Jesus did at Cana in Galilee, and manifested his glory. And his disciples believed in him. </text:span><text:span text:style-name="T7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0:46:15.601000000</meta:creation-date>
    <dc:title>Hymn template</dc:title>
    <meta:editing-duration>PT5M39S</meta:editing-duration>
    <meta:editing-cycles>3</meta:editing-cycles>
    <meta:generator>LibreOffice/5.0.4.2$Windows_x86 LibreOffice_project/2b9802c1994aa0b7dc6079e128979269cf95bc78</meta:generator>
    <meta:initial-creator>Arthur Hoch</meta:initial-creator>
    <dc:date>2016-01-15T21:53:39.353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6-01-15T20:46:15.476000000"/>
  </office:meta>
</office:document-meta>
</file>